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P # : 41 – Select Statement</text:p>
      <text:p text:style-name="P2"/>
      <text:p text:style-name="P1"/>
      <text:p text:style-name="P1">Title: Select Statement</text:p>
      <text:p text:style-name="P1">Version: 1.0</text:p>
      <text:p text:style-name="P1">Author: Bruno JOFRET</text:p>
      <text:p text:style-name="P1">Review: </text:p>
      <text:p text:style-name="P1">Commented: </text:p>
      <text:p text:style-name="P1">State: </text:p>
      <text:p text:style-name="P1">Scilab-Version: 6.0</text:p>
      <text:p text:style-name="P1">Vote:</text:p>
      <text:p text:style-name="P1">Created: March 29, 2010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">Abstract<text:tab/>1</text:p>
          <text:p text:style-name="P3">Rationale<text:tab/>1</text:p>
          <text:p text:style-name="P3">Changelog<text:tab/>1</text:p>
          <text:p text:style-name="P3">Copyright<text:tab/>1</text:p>
        </text:index-body>
      </text:table-of-content>
      <text:p text:style-name="P1"/>
      <text:h text:style-name="Heading_20_1" text:outline-level="1">Abstract</text:h>
      <text:p text:style-name="P1">This details the evolution of Scilab select statement.</text:p>
      <text:h text:style-name="Heading_20_1" text:outline-level="1">Rationale</text:h>
      <text:h text:style-name="Heading_20_1" text:outline-level="1">Changelog</text:h>
      <text:list xml:id="list3089448424755788843" text:style-name="L1">
        <text:list-item>
          <text:list>
            <text:list-item>
              <text:p text:style-name="P4">- Initial Version</text:p>
            </text:list-item>
          </text:list>
        </text:list-item>
      </text:list>
      <text:h text:style-name="Heading_20_1" text:outline-level="1">Copyright</text:h>
      <text:p text:style-name="Standard"><text:tab/>Bruno JOFR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1:14</dc:date>
    <meta:editing-cycles>24</meta:editing-cycles>
    <meta:editing-duration>P4DT6H29M15S</meta:editing-duration>
    <meta:document-statistic meta:table-count="0" meta:image-count="0" meta:object-count="0" meta:page-count="1" meta:paragraph-count="22" meta:word-count="54" meta:character-count="339"/>
    <dc:creator>Eric Gallager</dc:creator>
    <meta:user-defined meta:name="Info 1"/>
    <meta:user-defined meta:name="Info 2"/>
    <meta:user-defined meta:name="Info 3"/>
    <meta:user-defined meta:name="Info 4"/>
  </office:meta>
</office:document-meta>
</file>